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ServletServerHttpRequestTests.getMultipartHeaders( String paramOr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PartServletServerHttpRequestTests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ServletServerHttpRequestTests.getBodyWithWrapped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tServletServerHttpRequestTests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ServletServerHttpRequestTests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ServletServerHttpRequestTests.getBodyViaRequestParameterWithReques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PartServletServerHttpRequestTests.getBodyViaReque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tServletServerHttpRequestTests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PartServletServerHttpRequestTests.getBodyViaRequest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